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f4eeb" officeooo:paragraph-rsid="000f4eeb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4pt" officeooo:rsid="000f4eeb" officeooo:paragraph-rsid="000f4eeb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0f4eeb" officeooo:paragraph-rsid="000f4eeb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f4eeb" officeooo:paragraph-rsid="000f4eeb" style:font-size-asian="12.25pt" style:font-weight-asian="bold" style:font-size-complex="14pt" style:font-weight-complex="bold"/>
    </style:style>
    <style:style style:name="T1" style:family="text">
      <style:text-properties officeooo:rsid="0010ef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TP1 – CSS Zen Garden</text:p>
      <text:p text:style-name="P3">Thomas Drolet<text:tab/><text:tab/><text:tab/>Remis à Éric Labonté<text:tab/><text:tab/>Le 19 septembre 2016</text:p>
      <text:p text:style-name="P3"/>
      <text:p text:style-name="P4">Thème et design:</text:p>
      <text:p text:style-name="P2"/>
      <text:p text:style-name="P2"><text:tab/>Mon but principal était d’émuler le “Material Design” de Google. Ma version mobile n’est pas loin de mon but principal, par contre mes versions plus larges sont loins d’être plaisantes à l’oeil. Malheureusement, j’ai peu de qualités en ce qui concerne tout ce qui est artistique, et c’est très visible sur ce projet. </text:p>
      <text:p text:style-name="P2"/>
      <text:p text:style-name="P2"><text:tab/>Voici un <text:a xlink:type="simple" xlink:href="https://wireframe.cc/K8ap0F" text:style-name="Internet_20_link" text:visited-style-name="Visited_20_Internet_20_Link">croquis</text:a> de mon design mobile initial. Comme indiqué plus haut, le but est d’émuler les “cartes” de contenu du “Material Design” ainsi que d’utiliser des couleurs qui s’agencent bien ensemble. <text:span text:style-name="T1">Les cartes ont toutes 350px de large.</text:span></text:p>
      <text:p text:style-name="P2"/>
      <text:p text:style-name="P2"><text:tab/><text:span text:style-name="T1">Pour les versions plus larges, mon but était de garder le même contenu et de “scale” le nombre de colonnes. Passer de 1 à deux colonnes ayant la même grandeur, puis passer à 3 colonnes ayant une grosseur variable pour pouvoir prendre avantage des écrans très large (comme les écrans de ratio 21:9).</text:span></text:p>
      <text:p text:style-name="P2"/>
      <text:p text:style-name="P2"><text:tab/><text:span text:style-name="T1">Voici le </text:span><text:a xlink:type="simple" xlink:href="https://wireframe.cc/hveiaJ" text:style-name="Internet_20_link" text:visited-style-name="Visited_20_Internet_20_Link"><text:span text:style-name="T1">croquis</text:span></text:a><text:span text:style-name="T1"> initial de mon design à 2 colonnes (résolution intermédiaire). Le but est de garder le même style que la version mobile à une colonne, mais de prendre avantage du gain d’espace pour pouvoir display 2 fois plus d’informations avec les cartes de 350px de large.</text:span></text:p>
      <text:p text:style-name="P2"/>
      <text:p text:style-name="P2"><text:tab/><text:span text:style-name="T1">Finalement, j’ai fait la version pour écran large ayant 3 colonnes qui “scalent” selon la résolution. Le but est de ne pas gaspiller d’espace quand on le visionne sur un écran super-haute résolution et/ou ayant un ratio super-lar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0:48:56.866961280</meta:creation-date>
    <dc:date>2016-09-19T11:09:28.717150381</dc:date>
    <meta:editing-duration>PT1S</meta:editing-duration>
    <meta:editing-cycles>1</meta:editing-cycles>
    <meta:document-statistic meta:table-count="0" meta:image-count="0" meta:object-count="0" meta:page-count="1" meta:paragraph-count="8" meta:word-count="249" meta:character-count="1468" meta:non-whitespace-character-count="1217"/>
    <meta:generator>LibreOffice/5.1.4.2$Linux_X86_64 LibreOffice_project/10m0$Build-2</meta:generator>
  </office:meta>
</office:document-meta>
</file>